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BackingGenerator.FacesBackingGenerator( CoreAnnotationProcessorEnv env , SourceFileInfo sourceFileInfo , Diagnostics diagno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BackingGenerator.generate( ClassDeclaration public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